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2"/>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ft Page Break List</text:h>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list xml:id="list319501970" text:style-name="L2">
        <text:list-item>
          <text:p text:style-name="P2">Mac OS X</text:p>
        </text:list-item>
        <text:list-item>
          <text:p text:style-name="P2"><text:soft-page-break/>Linux</text:p>
        </text:list-item>
        <text:list-item>
          <text:p text:style-name="P2">Solaris</text:p>
        </text:list-item>
      </text:list>
      <text:p text:style-name="Text_20_body">Last 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incent Spiewak</meta:initial-creator>
    <meta:creation-date>2009-06-25T15:40:04</meta:creation-date>
    <dc:date>2009-08-31T14:31:50</dc:date>
    <dc:creator>Vincent Spiewak</dc:creator>
    <meta:editing-duration>PT00H02M17S</meta:editing-duration>
    <meta:editing-cycles>2</meta:editing-cycles>
    <meta:generator>OpenOffice.org/3.1$Unix OpenOffice.org_project/310m11$Build-9399</meta:generator>
    <meta:document-statistic meta:table-count="0" meta:image-count="0" meta:object-count="0" meta:page-count="2" meta:paragraph-count="13" meta:word-count="697" meta:character-count="3464"/>
  </office:meta>
</office:document-meta>
</file>